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3" table:style-name="ta1">
        <table:shapes>
          <draw:frame draw:z-index="0" draw:style-name="gr1" draw:text-style-name="P1" svg:width="15.9161in" svg:height="3.5465in" svg:x="0.1256in" svg:y="18.0803in">
            <draw:object draw:notify-on-update-of-ranges="data3.A1:data3.A100 data3.B1:data3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6.058871004637" calcext:value-type="float">
            <text:p>66.05887100463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9.124438742398" calcext:value-type="float">
            <text:p>99.1244387423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6.144702222878" calcext:value-type="float">
            <text:p>116.14470222287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1.263056154891" calcext:value-type="float">
            <text:p>121.26305615489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8.2712002162696" calcext:value-type="float">
            <text:p>98.27120021626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0.5201513156713" calcext:value-type="float">
            <text:p>70.52015131567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5.057209708327" calcext:value-type="float">
            <text:p>45.05720970832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6.7253241704724" calcext:value-type="float">
            <text:p>36.725324170472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.4471609778239" calcext:value-type="float">
            <text:p>33.4471609778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8060816243759" calcext:value-type="float">
            <text:p>49.80608162437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8.7633830632895" calcext:value-type="float">
            <text:p>68.76338306328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6.0204825308229" calcext:value-type="float">
            <text:p>96.020482530822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9.874310041014" calcext:value-type="float">
            <text:p>119.87431004101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2.058556167038" calcext:value-type="float">
            <text:p>112.0585561670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9.865406970873" calcext:value-type="float">
            <text:p>109.86540697087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0.3346727834757" calcext:value-type="float">
            <text:p>80.334672783475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6.5483844076657" calcext:value-type="float">
            <text:p>56.548384407665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9.688665478548" calcext:value-type="float">
            <text:p>39.68866547854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0.5456884494272" calcext:value-type="float">
            <text:p>40.5456884494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837970948112" calcext:value-type="float">
            <text:p>49.83797094811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7.5024679217471" calcext:value-type="float">
            <text:p>77.502467921747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4.546615884452" calcext:value-type="float">
            <text:p>104.54661588445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9.130078046256" calcext:value-type="float">
            <text:p>119.13007804625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6.532823918233" calcext:value-type="float">
            <text:p>126.5328239182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5.4811435217595" calcext:value-type="float">
            <text:p>85.481143521759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9.5116928597684" calcext:value-type="float">
            <text:p>59.511692859768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4.8636914272999" calcext:value-type="float">
            <text:p>44.863691427299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7.9755987909009" calcext:value-type="float">
            <text:p>37.975598790900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7.0811289036995" calcext:value-type="float">
            <text:p>47.08112890369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7450172958473" calcext:value-type="float">
            <text:p>59.745017295847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3.3653844024007" calcext:value-type="float">
            <text:p>83.365384402400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17.133871366639" calcext:value-type="float">
            <text:p>117.13387136663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24.709284079792" calcext:value-type="float">
            <text:p>124.70928407979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16.998188281149" calcext:value-type="float">
            <text:p>116.99818828114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4.0373306433142" calcext:value-type="float">
            <text:p>84.037330643314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5.8766127426791" calcext:value-type="float">
            <text:p>65.876612742679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3.4353756639907" calcext:value-type="float">
            <text:p>43.435375663990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6.755725397488" calcext:value-type="float">
            <text:p>36.75572539748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7.4899508444947" calcext:value-type="float">
            <text:p>47.48995084449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.1020510439835" calcext:value-type="float">
            <text:p>54.102051043983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1.0190897225461" calcext:value-type="float">
            <text:p>81.019089722546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1.280642195693" calcext:value-type="float">
            <text:p>111.28064219569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28.769138573011" calcext:value-type="float">
            <text:p>128.76913857301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08.732309462417" calcext:value-type="float">
            <text:p>108.73230946241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9.485441799201" calcext:value-type="float">
            <text:p>99.48544179920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3.3558808610711" calcext:value-type="float">
            <text:p>73.355880861071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7.4878018848815" calcext:value-type="float">
            <text:p>47.487801884881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9.4614503655496" calcext:value-type="float">
            <text:p>39.461450365549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0.1954453815016" calcext:value-type="float">
            <text:p>40.1954453815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.0647819304861" calcext:value-type="float">
            <text:p>65.064781930486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0.0683996235268" calcext:value-type="float">
            <text:p>90.068399623526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07.593541380899" calcext:value-type="float">
            <text:p>107.59354138089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17.271558267373" calcext:value-type="float">
            <text:p>117.27155826737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4.791967787545" calcext:value-type="float">
            <text:p>104.79196778754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0.8995802180533" calcext:value-type="float">
            <text:p>80.89958021805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7.1085197218469" calcext:value-type="float">
            <text:p>57.108519721846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0.9232607643511" calcext:value-type="float">
            <text:p>40.923260764351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3.7617888323044" calcext:value-type="float">
            <text:p>43.761788832304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8.9209862964979" calcext:value-type="float">
            <text:p>38.92098629649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8694337926534" calcext:value-type="float">
            <text:p>70.869433792653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3.6427084984099" calcext:value-type="float">
            <text:p>93.642708498409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2.593424527516" calcext:value-type="float">
            <text:p>122.59342452751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17.273438033066" calcext:value-type="float">
            <text:p>117.27343803306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0.805170837937" calcext:value-type="float">
            <text:p>120.80517083793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7.0155996859483" calcext:value-type="float">
            <text:p>87.015599685948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2.867376143911" calcext:value-type="float">
            <text:p>62.86737614391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9.056555129547" calcext:value-type="float">
            <text:p>49.05655512954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3.6980377688765" calcext:value-type="float">
            <text:p>33.698037768876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6.6878436964017" calcext:value-type="float">
            <text:p>46.6878436964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.9301592577725" calcext:value-type="float">
            <text:p>74.930159257772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7371916236951" calcext:value-type="float">
            <text:p>96.737191623695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11.931440897768" calcext:value-type="float">
            <text:p>111.93144089776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25.558470103483" calcext:value-type="float">
            <text:p>125.55847010348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12.113925991839" calcext:value-type="float">
            <text:p>112.11392599183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9.9691778203298" calcext:value-type="float">
            <text:p>79.969177820329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62.9235595564843" calcext:value-type="float">
            <text:p>62.923559556484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9.0114812016051" calcext:value-type="float">
            <text:p>49.011481201605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0.665549237143" calcext:value-type="float">
            <text:p>40.66554923714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8.0601980669258" calcext:value-type="float">
            <text:p>58.0601980669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.5013697248419" calcext:value-type="float">
            <text:p>68.501369724841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4.1229859256253" calcext:value-type="float">
            <text:p>94.122985925625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20.042264701774" calcext:value-type="float">
            <text:p>120.04226470177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14.882293491085" calcext:value-type="float">
            <text:p>114.88229349108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4.820820172167" calcext:value-type="float">
            <text:p>124.8208201721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2.2205356546386" calcext:value-type="float">
            <text:p>82.220535654638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7.1676285683389" calcext:value-type="float">
            <text:p>47.167628568338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1.6458013332205" calcext:value-type="float">
            <text:p>41.645801333220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3.1503276273695" calcext:value-type="float">
            <text:p>43.150327627369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2.8965745332005" calcext:value-type="float">
            <text:p>52.8965745332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1090610548968" calcext:value-type="float">
            <text:p>78.109061054896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03.427074743399" calcext:value-type="float">
            <text:p>103.42707474339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8.696114292262" calcext:value-type="float">
            <text:p>108.69611429226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18.532523864097" calcext:value-type="float">
            <text:p>118.53252386409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1.814770451579" calcext:value-type="float">
            <text:p>91.81477045157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3.8463356935724" calcext:value-type="float">
            <text:p>83.846335693572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4.2050740977485" calcext:value-type="float">
            <text:p>54.205074097748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3.9783899617458" calcext:value-type="float">
            <text:p>33.978389961745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9.8428821529536" calcext:value-type="float">
            <text:p>29.842882152953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51.1551845634703" calcext:value-type="float">
            <text:p>51.1551845634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.9385825388439" calcext:value-type="float">
            <text:p>65.9385825388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31T14:22:32.002554707</dc:date>
    <meta:editing-duration>PT1M37S</meta:editing-duration>
    <meta:editing-cycles>1</meta:editing-cycles>
    <meta:document-statistic meta:table-count="1" meta:cell-count="20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428cm" svg:height="9.009cm" xlink:href=".." xlink:type="simple" chart:class="chart:line" chart:style-name="ch1">
        <chart:title svg:x="16.374cm" svg:y="0.316cm" chart:style-name="ch2">
          <text:p>Dynamics of performance bottlenecks</text:p>
        </chart:title>
        <chart:subtitle svg:x="18.993cm" svg:y="1.275cm" chart:style-name="ch3">
          <text:p>(in local host)</text:p>
        </chart:subtitle>
        <chart:plot-area chart:style-name="ch4" table:cell-range-address="data3.A1:data3.B100" chart:data-source-has-labels="column" svg:x="1.819cm" svg:y="2.138cm" svg:width="37.801cm" svg:height="5.71cm">
          <chartooo:coordinate-region svg:x="2.626cm" svg:y="2.317cm" svg:width="36.994cm" svg:height="4.644cm"/>
          <chart:axis chart:dimension="x" chart:name="primary-x" chart:style-name="ch5" chartooo:axis-type="auto">
            <chartooo:date-scale/>
            <chart:title svg:x="19.736cm" svg:y="8.028cm" chart:style-name="ch6">
              <text:p>Time (in sec)</text:p>
            </chart:title>
            <chart:categories table:cell-range-address="data3.A1:data3.A100"/>
            <chart:grid chart:style-name="ch7" chart:class="major"/>
          </chart:axis>
          <chart:axis chart:dimension="y" chart:name="primary-y" chart:style-name="ch5">
            <chart:title svg:x="0.451cm" svg:y="7.709cm" chart:style-name="ch8">
              <text:p>Size of Performance Bottleneck (in #)</text:p>
            </chart:title>
            <chart:grid chart:style-name="ch7" chart:class="major"/>
          </chart:axis>
          <chart:series chart:style-name="ch9" chart:values-cell-range-address="" chart:class="chart:line">
            <chart:data-point/>
          </chart:series>
          <chart:series chart:style-name="ch10" chart:values-cell-range-address="data3.B1:data3.B100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3.A1:data3.A100</svg:desc>
                </draw:g>
              </table:table-cell>
              <table:table-cell office:value-type="float" office:value="66.058871004637">
                <text:p>66.058871004637</text:p>
                <draw:g>
                  <svg:desc>data3.B1:data3.B100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9.124438742398">
                <text:p>99.1244387423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16.144702222878">
                <text:p>116.14470222287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21.263056154891">
                <text:p>121.26305615489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8.2712002162696">
                <text:p>98.27120021626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0.5201513156713">
                <text:p>70.520151315671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5.057209708327">
                <text:p>45.05720970832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6.7253241704724">
                <text:p>36.725324170472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3.4471609778239">
                <text:p>33.447160977823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.8060816243759">
                <text:p>49.806081624375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8.7633830632895">
                <text:p>68.763383063289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6.0204825308229">
                <text:p>96.020482530822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19.874310041014">
                <text:p>119.87431004101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12.058556167038">
                <text:p>112.05855616703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9.865406970873">
                <text:p>109.86540697087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80.3346727834757">
                <text:p>80.334672783475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56.5483844076657">
                <text:p>56.548384407665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9.688665478548">
                <text:p>39.68866547854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0.5456884494272">
                <text:p>40.54568844942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.837970948112">
                <text:p>49.83797094811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77.5024679217471">
                <text:p>77.502467921747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04.546615884452">
                <text:p>104.54661588445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19.130078046256">
                <text:p>119.13007804625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26.532823918233">
                <text:p>126.53282391823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5.4811435217595">
                <text:p>85.481143521759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59.5116928597684">
                <text:p>59.5116928597684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44.8636914272999">
                <text:p>44.863691427299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7.9755987909009">
                <text:p>37.975598790900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47.0811289036995">
                <text:p>47.08112890369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9.7450172958473">
                <text:p>59.745017295847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83.3653844024007">
                <text:p>83.365384402400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17.133871366639">
                <text:p>117.13387136663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24.709284079792">
                <text:p>124.70928407979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16.998188281149">
                <text:p>116.99818828114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4.0373306433142">
                <text:p>84.037330643314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65.8766127426791">
                <text:p>65.876612742679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43.4353756639907">
                <text:p>43.435375663990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6.755725397488">
                <text:p>36.755725397488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47.4899508444947">
                <text:p>47.48995084449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4.1020510439835">
                <text:p>54.102051043983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81.0190897225461">
                <text:p>81.019089722546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11.280642195693">
                <text:p>111.280642195693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28.769138573011">
                <text:p>128.76913857301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08.732309462417">
                <text:p>108.73230946241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99.485441799201">
                <text:p>99.48544179920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73.3558808610711">
                <text:p>73.3558808610711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7.4878018848815">
                <text:p>47.487801884881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9.4614503655496">
                <text:p>39.461450365549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0.1954453815016">
                <text:p>40.19544538150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0647819304861">
                <text:p>65.064781930486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90.0683996235268">
                <text:p>90.068399623526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07.593541380899">
                <text:p>107.59354138089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17.271558267373">
                <text:p>117.27155826737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04.791967787545">
                <text:p>104.79196778754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.8995802180533">
                <text:p>80.899580218053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7.1085197218469">
                <text:p>57.108519721846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40.9232607643511">
                <text:p>40.9232607643511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43.7617888323044">
                <text:p>43.761788832304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38.9209862964979">
                <text:p>38.92098629649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.8694337926534">
                <text:p>70.869433792653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93.6427084984099">
                <text:p>93.642708498409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22.593424527516">
                <text:p>122.59342452751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17.273438033066">
                <text:p>117.27343803306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20.805170837937">
                <text:p>120.80517083793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7.0155996859483">
                <text:p>87.015599685948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62.867376143911">
                <text:p>62.867376143911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49.056555129547">
                <text:p>49.05655512954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3.6980377688765">
                <text:p>33.698037768876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46.6878436964017">
                <text:p>46.68784369640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4.9301592577725">
                <text:p>74.930159257772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96.7371916236951">
                <text:p>96.7371916236951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11.931440897768">
                <text:p>111.931440897768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25.558470103483">
                <text:p>125.558470103483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12.113925991839">
                <text:p>112.11392599183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9.9691778203298">
                <text:p>79.969177820329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62.9235595564843">
                <text:p>62.923559556484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49.0114812016051">
                <text:p>49.0114812016051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40.665549237143">
                <text:p>40.665549237143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58.0601980669258">
                <text:p>58.06019806692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.5013697248419">
                <text:p>68.501369724841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94.1229859256253">
                <text:p>94.122985925625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20.042264701774">
                <text:p>120.04226470177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14.882293491085">
                <text:p>114.88229349108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24.820820172167">
                <text:p>124.820820172167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2.2205356546386">
                <text:p>82.2205356546386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47.1676285683389">
                <text:p>47.167628568338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41.6458013332205">
                <text:p>41.645801333220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43.1503276273695">
                <text:p>43.150327627369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52.8965745332005">
                <text:p>52.89657453320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8.1090610548968">
                <text:p>78.1090610548968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03.427074743399">
                <text:p>103.42707474339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08.696114292262">
                <text:p>108.696114292262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118.532523864097">
                <text:p>118.532523864097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91.814770451579">
                <text:p>91.81477045157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3.8463356935724">
                <text:p>83.846335693572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54.2050740977485">
                <text:p>54.205074097748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33.9783899617458">
                <text:p>33.978389961745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9.8428821529536">
                <text:p>29.8428821529536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51.1551845634703">
                <text:p>51.1551845634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.9385825388439">
                <text:p>65.9385825388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